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0000000B95D2A88365C5400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KLUG" svg:font-family="LKLU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e8d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a6099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469cf6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2c7fd7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809cm" fo:min-width="7.732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.035cm, 0cm, 0.253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839cm" fo:min-width="11.8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3.35cm" fo:min-width="17.706cm"/>
      <style:paragraph-properties style:writing-mode="lr-tb"/>
    </style:style>
    <style:style style:name="gr8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KLUG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KLUG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fo:font-size="80pt" style:font-size-asian="80pt" style:font-size-complex="80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KLUG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LKLUG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LKLUG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LKLUG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4.999cm" svg:height="3.4cm" svg:x="7.334cm" svg:y="6.175cm">
            <draw:image xlink:href="Pictures/1000020100000110000000B95D2A88365C540072.png" xlink:type="simple" xlink:show="embed" xlink:actuate="onLoad" loext:mime-type="image/png">
              <text:p/>
            </draw:image>
          </draw:frame>
          <draw:frame draw:style-name="gr2" draw:text-style-name="P3" draw:layer="layout" svg:width="8.232cm" svg:height="2.059cm" svg:x="12.434cm" svg:y="6.946cm">
            <draw:text-box>
              <text:p text:style-name="P2"><text:span text:style-name="T1">LUZUMAR</text:span></text:p>
            </draw:text-box>
          </draw:frame>
          <draw:line draw:style-name="gr3" draw:text-style-name="P4" draw:layer="layout" svg:x1="12.134cm" svg:y1="6.563cm" svg:x2="12.134cm" svg:y2="9.363cm">
            <text:p/>
          </draw:lin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5" draw:text-style-name="P6" draw:layer="layout" svg:width="4.999cm" svg:height="3.199cm" svg:x="7.334cm" svg:y="6.2cm">
          <draw:image xlink:href="Pictures/1000020100000110000000B95D2A88365C540072.png" xlink:type="simple" xlink:show="embed" xlink:actuate="onLoad" loext:mime-type="image/png">
            <text:p/>
          </draw:image>
        </draw:frame>
        <draw:frame draw:style-name="gr2" draw:text-style-name="P3" draw:layer="layout" svg:width="8.232cm" svg:height="2.059cm" svg:x="12.434cm" svg:y="6.946cm">
          <draw:text-box>
            <text:p text:style-name="P2"><text:span text:style-name="T1">LUZUMAR</text:span></text:p>
          </draw:text-box>
        </draw:frame>
        <draw:line draw:style-name="gr3" draw:text-style-name="P4" draw:layer="layout" svg:x1="12.134cm" svg:y1="6.563cm" svg:x2="12.134cm" svg:y2="9.363cm">
          <text:p/>
        </draw:line>
        <presentation:notes draw:style-name="dp4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0">
        <draw:g>
          <draw:frame draw:style-name="gr5" draw:text-style-name="P6" draw:layer="layout" svg:width="7.499cm" svg:height="4.799cm" svg:x="4cm" svg:y="5.476cm">
            <draw:image xlink:href="Pictures/1000020100000110000000B95D2A88365C540072.png" xlink:type="simple" xlink:show="embed" xlink:actuate="onLoad" loext:mime-type="image/png">
              <text:p/>
            </draw:image>
          </draw:frame>
          <draw:frame draw:style-name="gr6" draw:text-style-name="P8" draw:layer="layout" svg:width="12.349cm" svg:height="3.089cm" svg:x="11.651cm" svg:y="6.631cm">
            <draw:text-box>
              <text:p text:style-name="P7"><text:span text:style-name="T2">LUZUMAR</text:span></text:p>
            </draw:text-box>
          </draw:frame>
          <draw:line draw:style-name="gr3" draw:text-style-name="P4" draw:layer="layout" svg:x1="11.201cm" svg:y1="5.775cm" svg:x2="11.201cm" svg:y2="9.975cm">
            <text:p/>
          </draw:line>
        </draw:g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g>
          <draw:frame draw:style-name="gr5" draw:text-style-name="P6" draw:layer="layout" svg:width="11.055cm" svg:height="7.075cm" svg:x="-0.742cm" svg:y="4.338cm">
            <draw:image xlink:href="Pictures/1000020100000110000000B95D2A88365C540072.png" xlink:type="simple" xlink:show="embed" xlink:actuate="onLoad" loext:mime-type="image/png">
              <text:p/>
            </draw:image>
          </draw:frame>
          <draw:frame draw:style-name="gr7" draw:text-style-name="P10" draw:layer="layout" svg:width="18.206cm" svg:height="3.871cm" svg:x="10.537cm" svg:y="6.238cm">
            <draw:text-box>
              <text:p text:style-name="P9"><text:span text:style-name="T3">LUZUMAR</text:span></text:p>
            </draw:text-box>
          </draw:frame>
          <draw:line draw:style-name="gr8" draw:text-style-name="P4" draw:layer="layout" svg:x1="9.873cm" svg:y1="4.779cm" svg:x2="9.873cm" svg:y2="10.972cm">
            <text:p/>
          </draw:line>
        </draw:g>
        <presentation:notes draw:style-name="dp4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5" draw:text-style-name="P6" draw:layer="layout" svg:width="4.999cm" svg:height="3.199cm" svg:x="7.334cm" svg:y="6.2cm">
          <draw:image xlink:href="Pictures/1000020100000110000000B95D2A88365C540072.png" xlink:type="simple" xlink:show="embed" xlink:actuate="onLoad" loext:mime-type="image/png">
            <text:p/>
          </draw:image>
        </draw:frame>
        <draw:frame draw:style-name="gr2" draw:text-style-name="P3" draw:layer="layout" svg:width="8.232cm" svg:height="2.059cm" svg:x="12.434cm" svg:y="6.946cm">
          <draw:text-box>
            <text:p text:style-name="P2"><text:span text:style-name="T1">LUZUMAR</text:span></text:p>
          </draw:text-box>
        </draw:frame>
        <draw:line draw:style-name="gr3" draw:text-style-name="P4" draw:layer="layout" svg:x1="12.134cm" svg:y1="6.563cm" svg:x2="12.134cm" svg:y2="9.363cm">
          <text:p/>
        </draw:line>
        <presentation:notes draw:style-name="dp4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KLUG" svg:font-family="LKLU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0:37:34.358816204</meta:creation-date>
    <dc:date>2021-11-01T01:10:19.983795544</dc:date>
    <meta:editing-duration>PT19M6S</meta:editing-duration>
    <meta:editing-cycles>4</meta:editing-cycles>
    <meta:generator>LibreOffice/6.4.7.2$Linux_X86_64 LibreOffice_project/40$Build-2</meta:generator>
    <meta:document-statistic meta:object-count="49"/>
  </office:meta>
</office:document-meta>
</file>